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ab0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2023</text:p>
      <text:p text:style-name="P2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3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8">1<text:span text:style-name="T6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4">traduko - <text:span text:style-name="T7">Didje</text:span>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4">traduko</text:p>
          </table:table-cell>
        </table:table-row>
      </table:table>
      <text:p text:style-name="P25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6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1<text:span text:style-name="T5">3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2<text:span text:style-name="T5">0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5" office:value-type="string">
            <text:p text:style-name="P21">27</text:p>
          </table:table-cell>
          <table:table-cell table:style-name="Tableau3.A5" office:value-type="string">
            <text:p text:style-name="P17">traduko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P15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4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0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1">5</text:p>
          </table:table-cell>
          <table:table-cell table:style-name="Tableau17.A2" office:value-type="string">
            <text:p text:style-name="P10">-</text:p>
          </table:table-cell>
        </table:table-row>
        <table:table-row>
          <table:table-cell table:style-name="Tableau17.A2" office:value-type="string">
            <text:p text:style-name="P10">1<text:span text:style-name="T1">2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2" office:value-type="string">
            <text:p text:style-name="P10">1<text:span text:style-name="T1">9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5" office:value-type="string">
            <text:p text:style-name="P10">2<text:span text:style-name="T1">6</text:span></text:p>
          </table:table-cell>
          <table:table-cell table:style-name="Tableau17.A5" office:value-type="string">
            <text:p text:style-name="P10">traduko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04T11:32:21.464013889</dc:date>
    <dc:creator>Bob Correcteur</dc:creator>
    <meta:editing-duration>PT1H22M9S</meta:editing-duration>
    <meta:editing-cycles>58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62" meta:character-count="227" meta:non-whitespace-character-count="212"/>
  </office:meta>
</office:document-meta>
</file>